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officeooo:paragraph-rsid="01a2a9b1"/>
    </style:style>
    <style:style style:name="P3" style:family="paragraph" style:parent-style-name="Frame_20_contents">
      <style:paragraph-properties fo:text-align="center" style:justify-single-word="false"/>
      <style:text-properties officeooo:rsid="02668fec" officeooo:paragraph-rsid="02703a7f"/>
    </style:style>
    <style:style style:name="P4" style:family="paragraph" style:parent-style-name="Frame_20_contents">
      <style:paragraph-properties fo:text-align="center" style:justify-single-word="false"/>
      <style:text-properties style:text-underline-style="solid" style:text-underline-width="auto" style:text-underline-color="font-color" officeooo:rsid="02668fec" officeooo:paragraph-rsid="02703a7f"/>
    </style:style>
    <style:style style:name="P5" style:family="paragraph" style:parent-style-name="Fram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8ed07" officeooo:paragraph-rsid="02703a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Fram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 Narrow" fo:font-size="9pt" fo:language="es" fo:country="ES" fo:font-style="normal" fo:text-shadow="none" style:text-underline-style="solid" style:text-underline-width="auto" style:text-underline-color="font-color" fo:font-weight="bold" officeooo:rsid="0038ed07" officeooo:paragraph-rsid="02703a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Frame_20_contents">
      <style:paragraph-properties fo:text-align="center" style:justify-single-word="false"/>
      <style:text-properties style:text-underline-style="none" officeooo:rsid="02668fec" officeooo:paragraph-rsid="02703a7f"/>
    </style:style>
    <style:style style:name="P8" style:family="paragraph" style:parent-style-name="Frame_20_contents">
      <style:paragraph-properties fo:margin-top="0.049cm" fo:margin-bottom="0cm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officeooo:rsid="02668fec" officeooo:paragraph-rsid="02703a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Frame_20_contents">
      <style:paragraph-properties fo:margin-left="3.752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bold" officeooo:rsid="0038ed07" officeooo:paragraph-rsid="02703a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Frame_20_contents">
      <style:paragraph-properties fo:margin-left="3.752cm" fo:margin-right="0cm" fo:text-align="start" style:justify-single-word="false" fo:text-indent="0cm" style:auto-text-indent="false"/>
      <style:text-properties style:font-name="Liberation Serif" fo:font-size="9pt" style:text-underline-style="none" officeooo:rsid="02668fec" officeooo:paragraph-rsid="02703a7f" style:font-size-asian="9pt" style:font-size-complex="9pt"/>
    </style:style>
    <style:style style:name="P11" style:family="paragraph" style:parent-style-name="Frame_20_contents" style:master-page-name="Standard">
      <style:paragraph-properties fo:margin-left="3.752cm" fo:margin-right="0cm" fo:text-align="start" style:justify-single-word="false" fo:text-indent="0cm" style:auto-text-indent="false" style:page-number="auto"/>
      <style:text-properties style:font-name="Liberation Serif" fo:font-size="12pt" style:text-underline-style="none" officeooo:paragraph-rsid="02703a7f" style:font-size-asian="12pt" style:font-size-complex="12pt"/>
    </style:style>
    <style:style style:name="P12" style:family="paragraph" style:parent-style-name="Frame_20_contents">
      <style:paragraph-properties fo:margin-left="7.504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bold" officeooo:rsid="0038ed07" officeooo:paragraph-rsid="02703a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officeooo:rsid="0038ed07" officeooo:paragraph-rsid="02703a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fo:language="es" fo:country="ES" fo:font-style="normal" fo:text-shadow="none" fo:font-weight="bold" officeooo:rsid="0038ed07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style:font-name="Nimbus Mono L" fo:font-size="9pt" officeooo:rsid="02668fec" style:font-size-asian="9pt" style:font-size-complex="9pt"/>
    </style:style>
    <style:style style:name="T3" style:family="text">
      <style:text-properties style:font-name="Nimbus Mono L" officeooo:rsid="02668fec"/>
    </style:style>
    <style:style style:name="T4" style:family="text">
      <style:text-properties officeooo:rsid="029dbd95"/>
    </style:style>
    <style:style style:name="T5" style:family="text">
      <style:text-properties officeooo:rsid="02668fec"/>
    </style:style>
    <style:style style:name="T6" style:family="text">
      <style:text-properties fo:font-size="9pt" officeooo:rsid="02668fec" style:font-size-asian="9pt" style:font-size-complex="9pt"/>
    </style:style>
    <style:style style:name="T7" style:family="text">
      <style:text-properties fo:font-size="9pt" officeooo:rsid="02c855d5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7.2cm" fo:min-width="9.9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C</text:span><text:span text:style-name="T6">ódigo:</text:span></text:p>
      <text:p text:style-name="P10"><text:span text:style-name="T1"><text:placeholder text:placeholder-type="text">&lt;code_product&gt;</text:placeholder></text:span></text:p>
      <text:p text:style-name="P12"/>
      <text:p text:style-name="P10"><text:span text:style-name="T4">P</text:span>roducto:</text:p>
      <text:p text:style-name="P9"><text:placeholder text:placeholder-type="text">&lt;product_name&gt;</text:placeholder></text:p>
      <text:p text:style-name="P13"><draw:a xlink:type="simple" xlink:href="../../../../../../codigo%20de%20barra.png" office:server-map="true"><draw:frame draw:style-name="fr1" draw:name="image: (name_img, 'image/png')" text:anchor-type="paragraph" svg:x="2.988cm" svg:y="0.353cm" svg:width="5.022cm" svg:height="2.669cm" draw:z-index="0"><draw:text-box><text:p text:style-name="P1"/><text:p text:style-name="P1"/><text:p text:style-name="P2"/></draw:text-box></draw:frame></draw:a></text:p>
      <text:p text:style-name="P5"/>
      <text:p text:style-name="P6"/>
      <text:p text:style-name="P4"/>
      <text:p text:style-name="P7"/>
      <text:p text:style-name="P4"/>
      <text:p text:style-name="P3"/>
      <text:p text:style-name="P8"><draw:custom-shape text:anchor-type="paragraph" draw:z-index="1" draw:name="Forma1" draw:style-name="gr1" draw:text-style-name="P14" svg:width="9.981cm" svg:height="7.201cm" svg:x="-0.776cm" svg:y="-0.016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line-height="110%" fo:text-align="end" style:justify-single-word="false"/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247cm" fo:margin-bottom="0cm" loext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 style:default-outline-level=""/>
    <style:style style:name="Lema" style:family="paragraph" style:parent-style-name="título_20_3" style:default-outline-level="">
      <style:paragraph-properties fo:margin-top="0cm" fo:margin-bottom="0.423cm" loext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 style:default-outline-level="">
      <style:text-properties fo:font-size="9pt" style:font-size-asian="9pt"/>
    </style:style>
    <style:style style:name="Importe" style:family="paragraph" style:parent-style-name="Standard" style:default-outline-level="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 style:default-outline-level="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" style:display-name="Encabezado de columna" style:family="paragraph" style:parent-style-name="título_20_3" style:default-outline-level=""/>
    <style:style style:name="Globo_20_de_20_texto" style:display-name="Globo de text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 style:default-outline-level=""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029cm" fo:page-height="7.23cm" style:num-format="1" style:print-orientation="portrait" fo:margin-top="0cm" fo:margin-bottom="0cm" fo:margin-left="0cm" fo:margin-right="0cm" fo:border="none" fo:padding="0.051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invoice</dc:title>
    <meta:editing-cycles>672</meta:editing-cycles>
    <meta:print-date>2006-08-01T17:47:00</meta:print-date>
    <meta:creation-date>2018-11-19T09:01:14.448952769</meta:creation-date>
    <dc:date>2019-06-18T15:47:22.176924076</dc:date>
    <meta:editing-duration>PT18H24M10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4" meta:character-count="44" meta:non-whitespace-character-count="44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voice1_TP10072676.dotx" xlink:href=""/>
  </office:meta>
</office:document-meta>
</file>